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59" style:family="table-column">
      <style:table-column-properties fo:break-before="auto" style:column-width="42.02mm"/>
    </style:style>
    <style:style style:name="co60" style:family="table-column">
      <style:table-column-properties fo:break-before="auto" style:column-width="41.2mm"/>
    </style:style>
    <style:style style:name="co61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59" table:default-cell-style-name="Default"/>
        <table:table-column table:style-name="co41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1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12:06:02.231094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2T12:06:08.565209968</dc:date>
    <meta:editing-duration>PT8H13M6S</meta:editing-duration>
    <meta:editing-cycles>183</meta:editing-cycles>
    <meta:generator>LibreOffice/5.1.2.2$Linux_X86_64 LibreOffice_project/10m0$Build-2</meta:generator>
    <dc:creator>Alwin Egger</dc:creator>
    <meta:document-statistic meta:table-count="23" meta:cell-count="7168" meta:object-count="0"/>
  </office:meta>
</office:document-meta>
</file>